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0000000930000002D9AD0C99D.png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7" style:family="graphic" style:parent-style-name="Code">
      <style:graphic-properties draw:stroke="none" draw:fill="none" fo:min-height="0.5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578cm"/>
    </style:style>
    <style:style style:name="gr9" style:family="graphic" style:parent-style-name="Code">
      <style:graphic-properties draw:fill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273cm" style:use-optimal-column-width="false"/>
    </style:style>
    <style:style style:name="co2" style:family="table-column">
      <style:table-column-properties style:column-width="1.407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2.179cm" style:use-optimal-column-width="false"/>
    </style:style>
    <style:style style:name="co5" style:family="table-column">
      <style:table-column-properties style:column-width="1.902cm" style:use-optimal-column-width="false"/>
    </style:style>
    <style:style style:name="co6" style:family="table-column">
      <style:table-column-properties style:column-width="1.80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draw:fill="none" draw:fill-color="#000000" style:repeat="repeat" fo:padding-top="0.1cm" fo:padding-bottom="0.1cm" fo:padding-left="0.1cm" fo:padding-right="0.1cm"/>
      <style:paragraph-properties fo:text-align="center" fo:border-left="none" fo:border-right="0.14pt solid #000000" fo:border-top="none" fo:border-bottom="0.14pt solid #000000"/>
      <style:text-properties fo:color="#b3b300" fo:font-family="Monaco" style:font-family-generic="modern" style:font-pitch="fixed"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0.14pt solid #000000" fo:border-top="none" fo:border-bottom="0.14pt solid #000000"/>
      <style:text-properties fo:color="#008000" fo:font-size="18pt" style:font-size-asian="18pt" style:font-size-complex="18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none" fo:border-top="none" fo:border-bottom="0.14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14pt solid #000000" fo:border-top="0.14pt solid #000000" fo:border-bottom="0.14pt solid #000000"/>
      <style:text-properties fo:color="#008000"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14pt solid #000000"/>
      <style:text-properties fo:font-size="18pt" style:font-size-asian="18pt" style:font-size-complex="18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none" fo:border-top="0.14pt solid #000000" fo:border-bottom="0.14pt solid #000000"/>
      <style:text-properties fo:font-size="18pt" style:font-size-asian="18pt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14pt solid #000000" fo:border-top="0.14pt solid #000000" fo:border-bottom="none"/>
      <style:text-properties fo:font-size="18pt" style:font-size-asian="18pt" style:font-size-complex="18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0.14pt solid #000000" fo:border-top="0.14pt solid #000000" fo:border-bottom="none"/>
      <style:text-properties fo:font-size="18pt" style:font-size-asian="18pt" style:font-size-complex="18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none" fo:border-top="0.14pt solid #000000" fo:border-bottom="none"/>
      <style:text-properties fo:font-size="18pt" style:font-size-asian="18pt" style:font-size-complex="18pt"/>
    </style:style>
    <style:style style:name="ce10" style:family="table-cell">
      <style:graphic-properties draw:fill="none" draw:fill-color="#000000" style:repeat="repeat" fo:padding-top="0.1cm" fo:padding-bottom="0.1cm" fo:padding-left="0.1cm" fo:padding-right="0.1cm"/>
      <style:paragraph-properties fo:text-align="center" fo:border-left="none" fo:border-right="none" fo:border-top="none" fo:border-bottom="0.14pt solid #000000"/>
      <style:text-properties fo:color="#b3b300" fo:font-family="Monaco" style:font-family-generic="modern" style:font-pitch="fixed" fo:font-size="18pt" style:font-size-asian="18pt" style:font-size-complex="18pt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0.14pt solid #000000" fo:border-top="none" fo:border-bottom="0.14pt solid #000000"/>
      <style:text-properties fo:color="#008000" fo:font-family="Arial" style:font-family-generic="swiss" style:font-pitch="variable" fo:font-size="18pt" style:font-size-asian="18pt" style:font-size-complex="18pt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none" fo:border-top="none" fo:border-bottom="0.14pt solid #000000"/>
      <style:text-properties fo:color="#ff0000" fo:font-family="Arial" style:font-family-generic="swiss" style:font-pitch="variable" fo:font-size="18pt" style:font-size-asian="18pt" style:font-size-complex="18pt"/>
    </style:style>
    <style:style style:name="ce13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14pt solid #000000" fo:border-top="0.14pt solid #000000" fo:border-bottom="0.14pt solid #000000"/>
      <style:text-properties fo:color="#008000" fo:font-family="Arial" style:font-family-generic="swiss" style:font-pitch="variable" fo:font-size="18pt" style:font-size-asian="18pt" style:font-size-complex="18pt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none" fo:border-top="0.14pt solid #000000" fo:border-bottom="0.14pt solid #000000"/>
      <style:text-properties fo:color="#008000" fo:font-family="Arial" style:font-family-generic="swiss" style:font-pitch="variable" fo:font-size="18pt" style:font-size-asian="18pt" style:font-size-complex="18pt"/>
    </style:style>
    <style:style style:name="ce15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14pt solid #000000" fo:border-top="0.14pt solid #000000" fo:border-bottom="none"/>
      <style:text-properties fo:font-family="Arial" style:font-family-generic="swiss" style:font-pitch="variable" fo:font-size="18pt" style:font-size-asian="18pt" style:font-size-complex="18pt"/>
    </style:style>
    <style:style style:name="ce16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0.14pt solid #000000" fo:border-top="0.14pt solid #000000" fo:border-bottom="none"/>
      <style:text-properties fo:color="#008000" fo:font-family="Arial" style:font-family-generic="swiss" style:font-pitch="variable" fo:font-size="18pt" style:font-size-asian="18pt" style:font-size-complex="18pt"/>
    </style:style>
    <style:style style:name="ce17" style:family="table-cell">
      <style:graphic-properties draw:fill="none" style:repeat="repeat" fo:padding-top="0.1cm" fo:padding-bottom="0.1cm" fo:padding-left="0.1cm" fo:padding-right="0.1cm"/>
      <style:paragraph-properties fo:text-align="center" fo:border-left="0.14pt solid #000000" fo:border-right="none" fo:border-top="0.14pt solid #000000" fo:border-bottom="none"/>
      <style:text-properties fo:font-family="Arial" style:font-family-generic="swiss" style:font-pitch="variable" fo:font-size="18pt" style:font-size-asian="18pt" style:font-size-complex="18pt"/>
    </style:style>
    <style:style style:name="ce18" style:family="table-cell">
      <style:graphic-properties draw:fill="none" style:repeat="repeat" fo:padding-top="0.1cm" fo:padding-bottom="0.1cm" fo:padding-left="0.1cm" fo:padding-right="0.1cm"/>
      <style:paragraph-properties fo:text-align="center" fo:border-left="none" fo:border-right="0.28pt solid #000000" fo:border-top="none" fo:border-bottom="0.28pt solid #000000"/>
      <style:text-properties fo:color="#b3b300" fo:font-family="Monaco" style:font-family-generic="modern" style:font-pitch="fixed"/>
    </style:style>
    <style:style style:name="ce19" style:family="table-cell">
      <style:graphic-properties draw:fill="none" style:repeat="repeat" fo:padding-top="0.1cm" fo:padding-bottom="0.1cm" fo:padding-left="0.1cm" fo:padding-right="0.1cm"/>
      <style:paragraph-properties fo:text-align="center" fo:border-left="0.28pt solid #000000" fo:border-right="0.28pt solid #000000" fo:border-top="none" fo:border-bottom="0.28pt solid #000000"/>
      <style:text-properties fo:color="#008000"/>
    </style:style>
    <style:style style:name="ce20" style:family="table-cell">
      <style:graphic-properties draw:fill="none" style:repeat="repeat" fo:padding-top="0.1cm" fo:padding-bottom="0.1cm" fo:padding-left="0.1cm" fo:padding-right="0.1cm"/>
      <style:paragraph-properties fo:text-align="center" fo:border-left="0.28pt solid #000000" fo:border-right="none" fo:border-top="none" fo:border-bottom="0.28pt solid #000000"/>
      <style:text-properties fo:font-size="18pt" style:font-size-asian="18pt" style:font-size-complex="18pt"/>
    </style:style>
    <style:style style:name="ce21" style:family="table-cell">
      <style:graphic-properties draw:fill="none" style:repeat="repeat" fo:padding-top="0.1cm" fo:padding-bottom="0.1cm" fo:padding-left="0.1cm" fo:padding-right="0.1cm"/>
      <style:paragraph-properties fo:border-left="none" fo:border-right="0.28pt solid #000000" fo:border-top="0.28pt solid #000000" fo:border-bottom="none"/>
    </style:style>
    <style:style style:name="ce22" style:family="table-cell">
      <style:graphic-properties draw:fill="none" style:repeat="repeat" fo:padding-top="0.1cm" fo:padding-bottom="0.1cm" fo:padding-left="0.1cm" fo:padding-right="0.1cm"/>
      <style:paragraph-properties fo:text-align="center" fo:border-left="0.28pt solid #000000" fo:border-right="0.28pt solid #000000" fo:border-top="0.28pt solid #000000" fo:border-bottom="none"/>
    </style:style>
    <style:style style:name="ce23" style:family="table-cell">
      <style:graphic-properties draw:fill="none" style:repeat="repeat" fo:padding-top="0.1cm" fo:padding-bottom="0.1cm" fo:padding-left="0.1cm" fo:padding-right="0.1cm"/>
      <style:paragraph-properties fo:text-align="center" fo:border-left="0.28pt solid #000000" fo:border-right="none" fo:border-top="0.28pt solid #000000" fo:border-bottom="none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Monaco" style:font-family-generic="modern" style:font-pitch="fixed" style:font-family-asian="Monaco" style:font-family-generic-asian="modern" style:font-pitch-asian="fixed" style:font-family-complex="Monaco" style:font-family-generic-complex="modern" style:font-pitch-complex="fixe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center"/>
      <style:text-properties fo:color="#b3b300" fo:font-family="Monaco" style:font-family-generic="modern" style:font-pitch="fixed" fo:font-size="18pt" style:font-size-asian="18pt" style:font-size-complex="18pt"/>
    </style:style>
    <style:style style:name="P9" style:family="paragraph">
      <style:paragraph-properties fo:text-align="center"/>
      <style:text-properties fo:color="#008000" fo:font-size="18pt" style:font-size-asian="18pt" style:font-size-complex="18pt"/>
    </style:style>
    <style:style style:name="P10" style:family="paragraph">
      <style:paragraph-properties fo:text-align="center"/>
      <style:text-properties fo:color="#008000" fo:font-family="Arial" style:font-family-generic="swiss" style:font-pitch="variable" fo:font-size="18pt" style:font-size-asian="18pt" style:font-size-complex="18pt"/>
    </style:style>
    <style:style style:name="P11" style:family="paragraph">
      <style:paragraph-properties fo:text-align="center"/>
      <style:text-properties fo:color="#ff0000" fo:font-family="Arial" style:font-family-generic="swiss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color="#b3b300" fo:font-family="Monaco" style:font-family-generic="modern" style:font-pitch="fixed"/>
    </style:style>
    <style:style style:name="P13" style:family="paragraph">
      <style:paragraph-properties fo:text-align="center"/>
      <style:text-properties fo:color="#008000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2pt" style:font-size-asian="12pt" style:font-size-complex="6.80000019073486pt"/>
    </style:style>
    <style:style style:name="P1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b3b300" fo:font-family="Monaco" style:font-family-generic="modern" style:font-pitch="fixed" fo:font-size="14pt" style:font-size-asian="14pt" style:font-size-complex="14pt"/>
    </style:style>
    <style:style style:name="T4" style:family="text">
      <style:text-properties fo:font-family="Monaco" style:font-family-generic="modern" style:font-pitch="fixed"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fo:font-family="Monaco" style:font-family-generic="modern" style:font-pitch="fixed" fo:font-size="1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4pt" style:language-asian="zh" style:country-asian="CN" style:font-style-asian="normal" style:font-weight-asian="normal" style:font-family-complex="Monaco" style:font-family-generic-complex="modern" style:font-pitch-complex="fixe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b3b300"/>
    </style:style>
    <style:style style:name="T7" style:family="text">
      <style:text-properties fo:color="#008000"/>
    </style:style>
    <style:style style:name="T8" style:family="text">
      <style:text-properties fo:color="#ff00ff"/>
    </style:style>
    <style:style style:name="T9" style:family="text">
      <style:text-properties style:use-window-font-color="tru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ff00ff" fo:font-family="Monaco" style:font-family-generic="modern" style:font-pitch="fixed"/>
    </style:style>
    <style:style style:name="T12" style:family="text">
      <style:text-properties fo:color="#b3b300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8000" fo:font-size="12pt" style:font-size-asian="12pt" style:font-size-complex="12pt"/>
    </style:style>
    <style:style style:name="T15" style:family="text">
      <style:text-properties fo:color="#00800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16" style:family="text">
      <style:text-properties style:use-window-font-color="true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h" style:country-asian="CN" style:font-style-asian="normal" style:font-weight-asian="normal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80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h" style:country-asian="CN" style:font-style-asian="normal" style:font-weight-asian="normal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00ff" fo:font-size="12pt" style:font-size-asian="12pt" style:font-size-complex="12pt"/>
    </style:style>
    <style:style style:name="T20" style:family="text">
      <style:text-properties style:use-window-font-color="true" fo:font-size="12pt" style:font-size-asian="12pt" style:font-size-complex="12pt"/>
    </style:style>
    <style:style style:name="T21" style:family="text">
      <style:text-properties fo:color="#b3b3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family="Monaco" style:font-family-generic="modern" style:font-pitch="fixed"/>
    </style:style>
    <style:style style:name="T24" style:family="text">
      <style:text-properties fo:color="#0000ff" fo:font-size="12pt" style:font-size-asian="12pt" style:font-size-complex="12pt"/>
    </style:style>
    <style:style style:name="T25" style:family="text">
      <style:text-properties fo:color="#b3b3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h" style:country-asian="CN" style:font-style-asian="normal" style:font-weight-asian="normal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ff0000" fo:font-size="12pt" style:font-size-asian="12pt" style:font-size-complex="12pt"/>
    </style:style>
    <style:style style:name="T2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2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roman" style:font-pitch-asian="variable" style:font-size-asian="14pt" style:language-asian="zh" style:country-asian="CN" style:font-style-asian="normal" style:font-weight-asian="normal" style:font-family-complex="Arial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12pt" style:font-size-asian="12pt" style:font-size-complex="6.80000019073486pt"/>
    </style:style>
    <style:style style:name="T30" style:family="text">
      <style:text-properties fo:color="#b3b30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31" style:family="text">
      <style:text-properties fo:color="#b3b300" fo:font-size="12pt" style:font-size-asian="12pt" style:font-size-complex="6.80000019073486pt"/>
    </style:style>
    <style:style style:name="T32" style:family="text">
      <style:text-properties fo:color="#ff00ff" fo:font-size="12pt" style:font-size-asian="12pt" style:font-size-complex="6.80000019073486pt"/>
    </style:style>
    <style:style style:name="T33" style:family="text">
      <style:text-properties fo:color="#b3b3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b3b3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ff00ff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color="#b3b300" fo:font-family="Monaco" style:font-family-generic="modern" style:font-pitch="fixed"/>
    </style:style>
    <style:style style:name="T39" style:family="text">
      <style:text-properties fo:color="#ff0000" fo:font-family="Arial" style:font-family-generic="swiss" style:font-pitch="variable" fo:font-size="17.5pt" fo:font-style="normal" fo:font-weight="normal" style:letter-kerning="true" style:font-family-asian="Arial" style:font-family-generic-asian="swiss" style:font-pitch-asian="variable" style:font-size-asian="17.5pt" style:font-style-asian="normal" style:font-weight-asian="normal" style:font-family-complex="Arial" style:font-family-generic-complex="swiss" style:font-pitch-complex="variable" style:font-size-complex="9.89999961853027pt" style:font-style-complex="normal" style:font-weight-complex="normal"/>
    </style:style>
    <style:style style:name="T40" style:family="text">
      <style:text-properties fo:color="#008000" fo:font-family="Arial" style:font-family-generic="roman" style:font-pitch="variable" fo:font-size="17.5pt" fo:font-style="normal" fo:font-weight="normal" style:letter-kerning="true" style:font-family-asian="Arial" style:font-family-generic-asian="roman" style:font-pitch-asian="variable" style:font-size-asian="17.5pt" style:font-style-asian="normal" style:font-weight-asian="normal" style:font-family-complex="Arial" style:font-family-generic-complex="roman" style:font-pitch-complex="variable" style:font-size-complex="9.89999961853027pt" style:font-style-complex="normal" style:font-weight-complex="normal"/>
    </style:style>
    <style:style style:name="T41" style:family="text">
      <style:text-properties fo:color="#ff0000" fo:font-family="Arial" style:font-family-generic="swiss" style:font-pitch="variable"/>
    </style:style>
    <style:style style:name="T42" style:family="text">
      <style:text-properties fo:color="#008000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style:style style:name="T43" style:family="text">
      <style:text-properties style:use-window-font-color="true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h" style:country-asian="CN" style:font-style-asian="normal" style:font-weight-asian="normal" style:font-family-complex="'Arial Unicode MS'" style:font-family-generic-complex="system" style:font-pitch-complex="variable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b3b3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h" style:country-asian="CN" style:font-style-asian="normal" style:font-weight-asian="normal" style:font-family-complex="'Arial Unicode MS'" style:font-family-generic-complex="system" style:font-pitch-complex="variable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color="#b3b3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b3b300" style:text-outline="false" style:text-line-through-style="none" style:text-position="0% 100%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text-outline="false" style:text-line-through-style="none" style:text-position="0% 100%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ff00ff" style:text-outline="false" style:text-line-through-style="none" style:text-position="0% 100%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color="#ff00ff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ff00ff" style:text-outline="false" style:text-line-through-style="none" style:text-position="0% 100%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color="#ff00ff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h" style:country-asian="CN" style:font-style-asian="normal" style:font-weight-asian="normal" style:font-family-complex="'Arial Unicode MS'" style:font-family-generic-complex="system" style:font-pitch-complex="variable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ff" style:text-outline="false" style:text-line-through-style="none" style:text-position="0% 100%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color="#0000ff" style:text-outline="false" style:text-line-through-style="none" style:text-position="0% 100%" fo:font-family="Monaco" style:font-family-generic="modern" style:font-pitch="fixed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Monaco" style:font-family-generic-asian="modern" style:font-pitch-asian="fixed" style:font-size-asian="12pt" style:language-asian="zh" style:country-asian="CN" style:font-style-asian="normal" style:font-weight-asian="normal" style:font-family-complex="Monaco" style:font-family-generic-complex="modern" style:font-pitch-complex="fixed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800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57" style:family="text">
      <style:text-properties fo:color="#00800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58" style:family="text">
      <style:text-properties fo:color="#008000" fo:font-size="12pt" style:font-size-asian="12pt" style:font-size-complex="6.80000019073486pt"/>
    </style:style>
    <style:style style:name="T59" style:family="text">
      <style:text-properties fo:color="#808019" fo:font-size="12pt" style:font-size-asian="12pt" style:font-size-complex="12pt"/>
    </style:style>
    <style:style style:name="T60" style:family="text">
      <style:text-properties style:text-outline="false" style:text-line-through-style="none" style:text-position="0% 100%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size-asian="12pt" style:language-asian="zh" style:country-asian="CN" style:font-style-asian="normal" style:font-weight-asian="normal" style:font-size-complex="6.8000001907348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9.666cm" svg:height="0.962cm" svg:x="4.116cm" svg:y="3.553cm">
          <draw:text-box>
            <text:p>Fortran is a programming language with the following characteristics</text:p>
          </draw:text-box>
        </draw:frame>
        <draw:frame draw:style-name="gr1" draw:layer="layout" svg:width="18.714cm" svg:height="8.783cm" svg:x="4.656cm" svg:y="5.464cm">
          <draw:text-box>
            <text:p><text:span text:style-name="T1">Imperative</text:span></text:p>
            <text:list text:style-name="L1">
              <text:list-item>
                <text:list>
                  <text:list-item>
                    <text:p>sequences of commands for the computer to perform.</text:p>
                  </text:list-item>
                </text:list>
              </text:list-item>
            </text:list>
            <text:p><text:span text:style-name="T1"/></text:p>
            <text:p><text:span text:style-name="T1">Static typed</text:span></text:p>
            <text:list text:continue-numbering="true" text:style-name="L1">
              <text:list-item>
                <text:list>
                  <text:list-item>
                    <text:p><text:span text:style-name="T2">You must declare the type of variables.</text:span></text:p>
                  </text:list-item>
                </text:list>
              </text:list-item>
            </text:list>
            <text:p><text:span text:style-name="T2"><text:tab/></text:span><text:span text:style-name="T2">Type checking is done when you compile, not when you run.</text:span><text:span text:style-name="T2"><text:line-break/></text:span><text:span text:style-name="T2"><text:tab/></text:span><text:span text:style-name="T2">Type is associated with the “container” (variable), </text:span></text:p>
            <text:p><text:span text:style-name="T2"><text:tab/></text:span><text:span text:style-name="T2">not with the value that is contained.</text:span></text:p>
            <text:p><text:span text:style-name="T2"/></text:p>
            <text:p><text:span text:style-name="T1">Strongly typed</text:span></text:p>
            <text:list text:continue-numbering="true" text:style-name="L1">
              <text:list-item>
                <text:list>
                  <text:list-item>
                    <text:p><text:span text:style-name="T2">Automatic conversion between different types is restricted</text:span><text:span text:style-name="T2"><text:line-break/></text:span><text:span text:style-name="T2">(e.g. the string “37” and the number 37 are differ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218cm" svg:height="0.962cm" svg:x="10.046cm" svg:y="2.171cm">
          <draw:text-box>
            <text:p text:style-name="P1">Fortran is a compiled language</text:p>
          </draw:text-box>
        </draw:frame>
        <draw:frame draw:style-name="gr1" draw:text-style-name="P1" draw:layer="layout" svg:width="7.843cm" svg:height="0.962cm" svg:x="10.388cm" svg:y="7.326cm">
          <draw:text-box>
            <text:p text:style-name="P1">Fortran source code (.f90)</text:p>
          </draw:text-box>
        </draw:frame>
        <draw:frame draw:style-name="gr1" draw:text-style-name="P1" draw:layer="layout" svg:width="5.019cm" svg:height="0.962cm" svg:x="8.874cm" svg:y="11.465cm">
          <draw:text-box>
            <text:p text:style-name="P1">Object code (.o)</text:p>
          </draw:text-box>
        </draw:frame>
        <draw:frame draw:style-name="gr1" draw:text-style-name="P1" draw:layer="layout" svg:width="6.149cm" svg:height="0.962cm" svg:x="14.802cm" svg:y="11.514cm">
          <draw:text-box>
            <text:p text:style-name="P1">Module code (.mod)</text:p>
          </draw:text-box>
        </draw:frame>
        <draw:frame draw:style-name="gr1" draw:text-style-name="P1" draw:layer="layout" svg:width="3.643cm" svg:height="0.962cm" svg:x="12.592cm" svg:y="16.144cm">
          <draw:text-box>
            <text:p text:style-name="P1">Executable</text:p>
          </draw:text-box>
        </draw:frame>
        <draw:line draw:style-name="gr3" draw:text-style-name="P2" draw:layer="layout" svg:x1="14.014cm" svg:y1="8.599cm" svg:x2="12.054cm" svg:y2="11.172cm">
          <text:p/>
        </draw:line>
        <draw:line draw:style-name="gr3" draw:text-style-name="P2" draw:layer="layout" svg:x1="14.602cm" svg:y1="8.599cm" svg:x2="16.855cm" svg:y2="11.221cm">
          <text:p/>
        </draw:line>
        <draw:line draw:style-name="gr3" draw:text-style-name="P2" draw:layer="layout" svg:x1="12.372cm" svg:y1="12.74cm" svg:x2="14.063cm" svg:y2="15.949cm">
          <text:p/>
        </draw:line>
        <draw:line draw:style-name="gr3" draw:text-style-name="P2" draw:layer="layout" svg:x1="16.929cm" svg:y1="12.887cm" svg:x2="14.7cm" svg:y2="15.973cm">
          <text:p/>
        </draw:line>
        <draw:frame draw:style-name="gr1" draw:text-style-name="P1" draw:layer="layout" svg:width="5.832cm" svg:height="2.384cm" svg:x="3.234cm" svg:y="13.255cm">
          <draw:text-box>
            <text:p text:style-name="P1">Libraries</text:p>
            <text:p text:style-name="P1">(static .a)</text:p>
            <text:p text:style-name="P1">(dynamic .so/.dyld)</text:p>
          </draw:text-box>
        </draw:frame>
        <draw:line draw:style-name="gr3" draw:text-style-name="P2" draw:layer="layout" svg:x1="6.86cm" svg:y1="14.063cm" svg:x2="12.789cm" svg:y2="15.949cm">
          <text:p/>
        </draw:line>
        <draw:frame draw:style-name="gr1" draw:text-style-name="P1" draw:layer="layout" svg:width="3.855cm" svg:height="0.962cm" svg:x="20.947cm" svg:y="9.604cm">
          <draw:text-box>
            <text:p text:style-name="P1">Compilation</text:p>
          </draw:text-box>
        </draw:frame>
        <draw:frame draw:style-name="gr1" draw:text-style-name="P1" draw:layer="layout" svg:width="2.513cm" svg:height="0.962cm" svg:x="21.069cm" svg:y="13.793cm">
          <draw:text-box>
            <text:p text:style-name="P1">Linking</text:p>
          </draw:text-box>
        </draw:frame>
        <draw:line draw:style-name="gr3" draw:text-style-name="P2" draw:layer="layout" svg:x1="14.455cm" svg:y1="5.446cm" svg:x2="14.479cm" svg:y2="7.326cm">
          <text:p/>
        </draw:line>
        <draw:frame draw:style-name="gr1" draw:text-style-name="P1" draw:layer="layout" svg:width="4.278cm" svg:height="0.962cm" svg:x="21.021cm" svg:y="5.758cm">
          <draw:text-box>
            <text:p text:style-name="P1">Preprocessor</text:p>
          </draw:text-box>
        </draw:frame>
        <draw:frame draw:style-name="gr1" draw:text-style-name="P1" draw:layer="layout" svg:width="7.313cm" svg:height="0.962cm" svg:x="11.074cm" svg:y="4.484cm">
          <draw:text-box>
            <text:p text:style-name="P1">Fortran source code (.?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8.935cm" svg:height="0.962cm" svg:x="10.123cm" svg:y="1.74cm">
          <draw:text-box>
            <text:p text:style-name="P1">Fortran Syntax: main program</text:p>
          </draw:text-box>
        </draw:frame>
        <draw:frame draw:style-name="text" draw:text-style-name="P1" draw:layer="layout" svg:width="8.888cm" svg:height="2.105cm" svg:x="9.211cm" svg:y="4.754cm">
          <draw:text-box>
            <text:p text:style-name="P1"><text:span text:style-name="T3">program</text:span><text:span text:style-name="T4"> helloWorld</text:span></text:p>
            <text:p text:style-name="P1"><text:span text:style-name="T4"><text:tab/></text:span><text:span text:style-name="T3">write</text:span><text:span text:style-name="T4">(*,*) “hello world”</text:span></text:p>
            <text:p text:style-name="P1"><text:span text:style-name="T3">end program</text:span></text:p>
          </draw:text-box>
        </draw:frame>
        <draw:frame draw:style-name="Code" draw:layer="layout" svg:width="15.619cm" svg:height="2.723cm" svg:x="5.88cm" svg:y="8.575cm">
          <draw:text-box>
            <text:p>stefanos-imac:~ borini$ gfortran hello.f90 -o hello</text:p>
            <text:p>stefanos-imac:~ borini$ ./hello </text:p>
            <text:p><text:s/>hello world</text:p>
            <text:p text:style-name="P4"><text:span text:style-name="T5">stefanos-imac:~ borini$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7.559cm" svg:height="0.962cm" svg:x="10.976cm" svg:y="1.74cm">
          <draw:text-box>
            <text:p text:style-name="P1">Fortran Syntax: variables</text:p>
          </draw:text-box>
        </draw:frame>
        <draw:frame draw:style-name="Code" draw:layer="layout" svg:width="9.476cm" svg:height="10.139cm" svg:x="9.261cm" svg:y="3.7cm">
          <draw:text-box>
            <text:p><text:span text:style-name="T6">program</text:span> Vars</text:p>
            <text:p><text:tab/><text:span text:style-name="T7">implicit none</text:span></text:p>
            <text:p/>
            <text:p><text:tab/><text:span text:style-name="T7">integer</text:span> :: counter</text:p>
            <text:p><text:tab/><text:span text:style-name="T7">real</text:span> :: charge</text:p>
            <text:p><text:tab/><text:span text:style-name="T7">character</text:span>(<text:span text:style-name="T7">len</text:span><text:span text:style-name="T6">=</text:span><text:span text:style-name="T8">128</text:span>) :: name</text:p>
            <text:p><text:tab/><text:span text:style-name="T7">complex</text:span> :: point</text:p>
            <text:p><text:tab/><text:span text:style-name="T7">logical</text:span> :: isReadable</text:p>
            <text:p/>
            <text:p><text:tab/>counter <text:span text:style-name="T6">=</text:span> <text:span text:style-name="T8">1</text:span></text:p>
            <text:p><text:tab/>charge <text:span text:style-name="T6">=</text:span> <text:span text:style-name="T8">1.0</text:span></text:p>
            <text:p><text:tab/>name <text:span text:style-name="T6">=</text:span> <text:span text:style-name="T8">“Carl”</text:span></text:p>
            <text:p><text:tab/>point <text:span text:style-name="T6">=</text:span> <text:span text:style-name="T9">(</text:span><text:span text:style-name="T8">5.229,</text:span><text:span text:style-name="T6">-</text:span><text:span text:style-name="T8">4.78</text:span><text:span text:style-name="T9">)</text:span></text:p>
            <text:p><text:tab/>isReadable <text:span text:style-name="T6">=</text:span> <text:span text:style-name="T8">.true.</text:span></text:p>
            <text:p><text:span text:style-name="T6">end program</text:span></text:p>
            <text:p><text:tab/></text:p>
          </draw:text-box>
        </draw:frame>
        <draw:frame draw:style-name="gr1" draw:layer="layout" svg:width="19.878cm" svg:height="2.384cm" svg:x="4.214cm" svg:y="13.768cm">
          <draw:text-box>
            <text:p><text:span text:style-name="T10">character vars</text:span>: <text:tab/>you must specify a length. This length is fixed. </text:p>
            <text:p><text:tab/><text:tab/><text:tab/><text:tab/>If you put more, it will be truncated. </text:p>
            <text:p><text:tab/><text:tab/><text:tab/><text:tab/>If you put less, the rest will be padded with spaces.</text:p>
          </draw:text-box>
        </draw:frame>
        <draw:frame draw:style-name="gr1" draw:layer="layout" svg:width="15.057cm" svg:height="1.043cm" svg:x="4.214cm" svg:y="17.321cm">
          <draw:text-box>
            <text:p><text:span text:style-name="T10">logical vars</text:span>: <text:tab/><text:tab/>you can use <text:span text:style-name="T11">.true.</text:span> or <text:span text:style-name="T11">.fal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6.606cm" svg:height="1.673cm" svg:x="11.315cm" svg:y="1.888cm">
          <draw:text-box>
            <text:p text:style-name="P2">Parameter “variables”</text:p>
            <text:p text:style-name="P2">(AKA constants)</text:p>
          </draw:text-box>
        </draw:frame>
        <draw:frame draw:style-name="Code" draw:layer="layout" svg:width="13.037cm" svg:height="5.195cm" svg:x="9.261cm" svg:y="4.041cm">
          <draw:text-box>
            <text:p><text:span text:style-name="T6">program</text:span> Params</text:p>
            <text:p><text:tab/><text:span text:style-name="T7">implicit none</text:span></text:p>
            <text:p/>
            <text:p><text:tab/><text:span text:style-name="T7">integer, parameter</text:span> :: </text:p>
            <text:p><text:tab/><text:span text:style-name="T7">real, parameter</text:span> :: AVOGADRO = 6.023d23</text:p>
            <text:p><text:span text:style-name="T6"/></text:p>
            <text:p><text:span text:style-name="T6">end program</text:span></text:p>
            <text:p><text:tab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1.234cm" svg:height="0.962cm" svg:x="9.377cm" svg:y="1.74cm">
          <draw:text-box>
            <text:p text:style-name="P1">Fortran Syntax: basic math operations</text:p>
          </draw:text-box>
        </draw:frame>
        <draw:frame draw:style-name="Code" draw:layer="layout" svg:width="21.834cm" svg:height="9.333cm" svg:x="0.889cm" svg:y="4.548cm">
          <draw:text-box>
            <text:p><text:span text:style-name="T12">program</text:span><text:span text:style-name="T13"> CompoundInterest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14">integer</text:span><text:span text:style-name="T13"> :: years</text:span></text:p>
            <text:p><text:span text:style-name="T13"><text:tab/></text:span><text:span text:style-name="T14">integer</text:span><text:span text:style-name="T13"> :: frequency</text:span></text:p>
            <text:p><text:span text:style-name="T13"><text:tab/></text:span><text:span text:style-name="T15">real</text:span><text:span text:style-name="T13"> :: initialAmount, finalAmount</text:span></text:p>
            <text:p><text:span text:style-name="T16"><text:tab/></text:span><text:span text:style-name="T17">real</text:span><text:span text:style-name="T16"> :: annualRate </text:span><text:span text:style-name="T18">! as a decimal, not percent</text:span></text:p>
            <text:p><text:span text:style-name="T13"><text:tab/></text:span></text:p>
            <text:p><text:span text:style-name="T13"><text:tab/></text:span><text:span text:style-name="T13">years </text:span><text:span text:style-name="T12">=</text:span><text:span text:style-name="T13"> </text:span><text:span text:style-name="T19">6</text:span></text:p>
            <text:p><text:span text:style-name="T13"><text:tab/></text:span><text:span text:style-name="T13">frequency </text:span><text:span text:style-name="T12">=</text:span><text:span text:style-name="T13"> </text:span><text:span text:style-name="T19">4</text:span></text:p>
            <text:p><text:span text:style-name="T13"><text:tab/></text:span><text:span text:style-name="T13">initialAmount </text:span><text:span text:style-name="T12">=</text:span><text:span text:style-name="T13"> </text:span><text:span text:style-name="T19">1500.0</text:span></text:p>
            <text:p><text:span text:style-name="T13"><text:tab/></text:span><text:span text:style-name="T13">annualRate </text:span><text:span text:style-name="T12">=</text:span><text:span text:style-name="T13"> </text:span><text:span text:style-name="T19">0.043</text:span></text:p>
            <text:p><text:span text:style-name="T13"/></text:p>
            <text:p><text:span text:style-name="T13"><text:tab/></text:span><text:span text:style-name="T13">finalAmount </text:span><text:span text:style-name="T12">=</text:span><text:span text:style-name="T13"> initialAmount </text:span><text:span text:style-name="T12">*</text:span><text:span text:style-name="T13"> (</text:span><text:span text:style-name="T19">1.0 </text:span><text:span text:style-name="T12">+</text:span><text:span text:style-name="T19"> </text:span><text:span text:style-name="T20">annualRate</text:span><text:span text:style-name="T12">/</text:span><text:span text:style-name="T20">frequency)</text:span><text:span text:style-name="T12">**</text:span><text:span text:style-name="T20">(frequency</text:span><text:span text:style-name="T12">*</text:span><text:span text:style-name="T20">years) </text:span><text:span text:style-name="T19"><text:s/></text:span></text:p>
            <text:p><text:span text:style-name="T12"><text:tab/></text:span><text:span text:style-name="T12">write </text:span><text:span text:style-name="T20">(</text:span><text:span text:style-name="T21">*</text:span><text:span text:style-name="T20">,</text:span><text:span text:style-name="T21">*</text:span><text:span text:style-name="T20">)</text:span><text:span text:style-name="T12"> </text:span><text:span text:style-name="T19">“Final Amount”</text:span><text:span text:style-name="T20">, finalAmount</text:span></text:p>
            <text:p><text:span text:style-name="T12">end program</text:span></text:p>
            <text:p><text:tab/></text:p>
          </draw:text-box>
        </draw:frame>
        <draw:frame draw:style-name="gr4" draw:text-style-name="P2" draw:layer="layout" svg:width="3.456cm" svg:height="1.057cm" svg:x="16.967cm" svg:y="3.293cm">
          <draw:image xlink:href="Pictures/10000200000000930000002D9AD0C99D.png" xlink:type="simple" xlink:show="embed" xlink:actuate="onLoad">
            <text:p/>
          </draw:image>
        </draw:frame>
        <draw:frame draw:style-name="gr1" draw:layer="layout" svg:width="11.119cm" svg:height="3.312cm" svg:x="16.538cm" svg:y="4.924cm">
          <draw:text-box>
            <text:p><text:span text:style-name="T13">A = final amount</text:span></text:p>
            <text:p><text:span text:style-name="T13">P = initial amount </text:span></text:p>
            <text:p><text:span text:style-name="T13">r = annual nominal interest rate (as a decimal)</text:span></text:p>
            <text:p><text:span text:style-name="T13">n = number of times the interest is compounded per year</text:span></text:p>
            <text:p><text:span text:style-name="T13">t = number of years</text:span></text:p>
            <text:p/>
          </draw:text-box>
        </draw:frame>
        <draw:frame draw:style-name="gr5" draw:text-style-name="P5" draw:layer="layout" svg:width="8.313cm" svg:height="1.433cm" svg:x="0.98cm" svg:y="18.864cm">
          <draw:text-box>
            <text:p text:style-name="P5"><text:span text:style-name="T22">Note: </text:span></text:p>
            <text:p text:style-name="P5"><text:span text:style-name="T22">Money math is professionally made with integers. </text:span></text:p>
            <text:p text:style-name="P5"><text:span text:style-name="T22">Real math is always approximated.</text:span></text:p>
          </draw:text-box>
        </draw:frame>
        <draw:frame draw:style-name="gr1" draw:layer="layout" svg:width="9.464cm" svg:height="3.338cm" svg:x="9.775cm" svg:y="14.112cm">
          <draw:text-box>
            <text:p><text:span text:style-name="T23">+, -, *, /</text:span> : basic operations</text:p>
            <text:p><text:span text:style-name="T23">**</text:span> : power</text:p>
            <text:p><text:span text:style-name="T23">=</text:span> : assignment to a variable</text:p>
            <text:p/>
          </draw:text-box>
        </draw:frame>
        <draw:frame draw:style-name="gr1" draw:layer="layout" svg:width="19.539cm" svg:height="0.962cm" svg:x="4.606cm" svg:y="17.125cm">
          <draw:text-box>
            <text:p>Traditional mathematical precedence order is enforced for math op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layer="layout" svg:width="4.596cm" svg:height="0.962cm" svg:x="12.054cm" svg:y="1.887cm">
          <draw:text-box>
            <text:p>Coercion rules</text:p>
          </draw:text-box>
        </draw:frame>
        <draw:frame draw:style-name="gr1" draw:layer="layout" svg:width="22.02cm" svg:height="2.384cm" svg:x="2.597cm" svg:y="4.19cm">
          <draw:text-box>
            <text:p>Operations within a given type generally stay in that type.</text:p>
            <text:p>Operations involving different types may coerce (force) one type into another</text:p>
            <text:p>Alternatively, coercion can be performed manually</text:p>
          </draw:text-box>
        </draw:frame>
        <draw:frame draw:style-name="Code" draw:layer="layout" svg:width="16.496cm" svg:height="12.418cm" svg:x="1.226cm" svg:y="6.958cm">
          <draw:text-box>
            <text:p><text:span text:style-name="T12">program</text:span><text:span text:style-name="T13"> Coercion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14">integer</text:span><text:span text:style-name="T13"> :: numerator, denominator</text:span></text:p>
            <text:p><text:span text:style-name="T13"><text:tab/></text:span><text:span text:style-name="T14">real</text:span><text:span text:style-name="T13"> :: numeratorReal</text:span></text:p>
            <text:p><text:span text:style-name="T13"/></text:p>
            <text:p><text:span text:style-name="T13"><text:s text:c="5"/></text:span><text:span text:style-name="T13">numerator </text:span><text:span text:style-name="T12">=</text:span><text:span text:style-name="T13"> </text:span><text:span text:style-name="T19">5</text:span></text:p>
            <text:p><text:span text:style-name="T13"><text:s text:c="5"/></text:span><text:span text:style-name="T13">denominator </text:span><text:span text:style-name="T12">=</text:span><text:span text:style-name="T13"> </text:span><text:span text:style-name="T19">3</text:span></text:p>
            <text:p><text:span text:style-name="T19"><text:tab/></text:span><text:span text:style-name="T20">numeratorReal </text:span><text:span text:style-name="T12">=</text:span><text:span text:style-name="T20"> </text:span><text:span text:style-name="T19">5.0</text:span></text:p>
            <text:p><text:span text:style-name="T13"><text:s text:c="5"/></text:span></text:p>
            <text:p><text:span text:style-name="T13"><text:tab/></text:span><text:span text:style-name="T24">! integer division</text:span></text:p>
            <text:p><text:span text:style-name="T13"><text:s text:c="5"/></text:span><text:span text:style-name="T12">write</text:span><text:span text:style-name="T13"> (</text:span><text:span text:style-name="T12">*</text:span><text:span text:style-name="T13">,</text:span><text:span text:style-name="T25">*</text:span><text:span text:style-name="T13">) numerator</text:span><text:span text:style-name="T12">/</text:span><text:span text:style-name="T13">denominator <text:s text:c="11"/></text:span></text:p>
            <text:p><text:span text:style-name="T13"/></text:p>
            <text:p><text:span text:style-name="T13"><text:tab/></text:span><text:span text:style-name="T24">! automatic coercion of denominator for mixed types</text:span></text:p>
            <text:p><text:span text:style-name="T13"><text:tab/></text:span><text:span text:style-name="T12">write</text:span><text:span text:style-name="T13"> (</text:span><text:span text:style-name="T25">*</text:span><text:span text:style-name="T13">,</text:span><text:span text:style-name="T25">*</text:span><text:span text:style-name="T13">) numeratorReal</text:span><text:span text:style-name="T12">/</text:span><text:span text:style-name="T13">denominator</text:span></text:p>
            <text:p><text:span text:style-name="T13"/></text:p>
            <text:p><text:span text:style-name="T13"><text:tab/></text:span><text:span text:style-name="T24">! manual coercion of denominator + automatic of numerator </text:span></text:p>
            <text:p><text:span text:style-name="T13"><text:s text:c="5"/></text:span><text:span text:style-name="T12">write</text:span><text:span text:style-name="T13"> (</text:span><text:span text:style-name="T25">*</text:span><text:span text:style-name="T13">,</text:span><text:span text:style-name="T25">*</text:span><text:span text:style-name="T13">) numerator</text:span><text:span text:style-name="T12">/</text:span><text:span text:style-name="T26">real</text:span><text:span text:style-name="T13">(denominator)</text:span></text:p>
            <text:p><text:span text:style-name="T13"><text:tab/></text:span></text:p>
            <text:p><text:span text:style-name="T13"><text:tab/></text:span><text:span text:style-name="T24">! totally manual coercion</text:span><text:span text:style-name="T24"><text:tab/></text:span></text:p>
            <text:p><text:span text:style-name="T13"><text:s text:c="5"/></text:span><text:span text:style-name="T12">write</text:span><text:span text:style-name="T13"> (</text:span><text:span text:style-name="T25">*</text:span><text:span text:style-name="T13">,</text:span><text:span text:style-name="T25">*</text:span><text:span text:style-name="T13">) </text:span><text:span text:style-name="T26">real</text:span><text:span text:style-name="T13">(numerator)</text:span><text:span text:style-name="T12">/</text:span><text:span text:style-name="T26">real</text:span><text:span text:style-name="T13">(denominator)</text:span></text:p>
            <text:p><text:span text:style-name="T13"/></text:p>
            <text:p><text:span text:style-name="T12">end program</text:span></text:p>
          </draw:text-box>
        </draw:frame>
        <draw:frame draw:style-name="Code" draw:layer="layout" svg:width="10.878cm" svg:height="3.089cm" svg:x="16.145cm" svg:y="7.178cm">
          <draw:text-box>
            <text:p>stefanos-imac:~ borini$ ./coercion </text:p>
            <text:p><text:span text:style-name="T27"><text:s text:c="11"/></text:span><text:span text:style-name="T27">1</text:span></text:p>
            <text:p><text:span text:style-name="T27"><text:s text:c="3"/></text:span><text:span text:style-name="T27">1.6666666 <text:s text:c="3"/></text:span></text:p>
            <text:p text:style-name="P6"><text:span text:style-name="T28"><text:s text:c="3"/></text:span><text:span text:style-name="T28">1.6666666 <text:s text:c="3"/></text:span></text:p>
            <text:p text:style-name="P6"><text:span text:style-name="T28"><text:s text:c="3"/></text:span><text:span text:style-name="T28">1.6666666 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layer="layout" svg:width="11.97cm" svg:height="0.962cm" svg:x="9.035cm" svg:y="1.96cm">
          <draw:text-box>
            <text:p>Control structures: if / else if / else / endif</text:p>
          </draw:text-box>
        </draw:frame>
        <draw:frame draw:style-name="Code" draw:layer="layout" svg:width="11.424cm" svg:height="8.186cm" svg:x="0.981cm" svg:y="4.606cm">
          <draw:text-box>
            <text:p><text:span text:style-name="T12">program</text:span><text:span text:style-name="T13"> Coercion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14">integer</text:span><text:span text:style-name="T13"> :: age</text:span></text:p>
            <text:p><text:span text:style-name="T13"/></text:p>
            <text:p><text:span text:style-name="T13"><text:s text:c="5"/></text:span><text:span text:style-name="T13">age </text:span><text:span text:style-name="T12">=</text:span><text:span text:style-name="T13"> </text:span><text:span text:style-name="T19">5</text:span></text:p>
            <text:p><text:span text:style-name="T13"><text:tab/></text:span><text:span text:style-name="T12">if</text:span><text:span text:style-name="T13"> (age &lt; 0) </text:span><text:span text:style-name="T12">then</text:span></text:p>
            <text:p><text:span text:style-name="T13"><text:tab/></text:span><text:span text:style-name="T13"> <text:s text:c="4"/></text:span><text:span text:style-name="T12">write</text:span><text:span text:style-name="T13"> (</text:span><text:span text:style-name="T12">*</text:span><text:span text:style-name="T13">,</text:span><text:span text:style-name="T25">*</text:span><text:span text:style-name="T13">) </text:span><text:span text:style-name="T19">“still unborn”</text:span></text:p>
            <text:p><text:span text:style-name="T13"><text:tab/></text:span><text:span text:style-name="T12">else if</text:span><text:span text:style-name="T13"> (age &gt;= 0 </text:span><text:span text:style-name="T12">.and.</text:span><text:span text:style-name="T13"> age </text:span><text:span text:style-name="T12">&lt;</text:span><text:span text:style-name="T13"> 18) </text:span><text:span text:style-name="T12">then</text:span></text:p>
            <text:p><text:span text:style-name="T13"><text:tab/></text:span><text:span text:style-name="T29"> <text:s text:c="4"/></text:span><text:span text:style-name="T30">write</text:span><text:span text:style-name="T29"> (</text:span><text:span text:style-name="T31">*</text:span><text:span text:style-name="T29">,</text:span><text:span text:style-name="T30">*</text:span><text:span text:style-name="T29">) </text:span><text:span text:style-name="T32">“minor”</text:span></text:p>
            <text:p><text:span text:style-name="T16"><text:tab/></text:span><text:span text:style-name="T33">else</text:span></text:p>
            <text:p><text:span text:style-name="T34"><text:tab/></text:span><text:span text:style-name="T34"> <text:s text:c="4"/></text:span><text:span text:style-name="T35">write</text:span><text:span text:style-name="T34"> (</text:span><text:span text:style-name="T33">*</text:span><text:span text:style-name="T34">,</text:span><text:span text:style-name="T35">*</text:span><text:span text:style-name="T34">) </text:span><text:span text:style-name="T36">“adult”</text:span></text:p>
            <text:p><text:span text:style-name="T34"><text:tab/></text:span><text:span text:style-name="T33">endif</text:span></text:p>
            <text:p><text:span text:style-name="T34"><text:tab/></text:span><text:span text:style-name="T34"><text:tab/></text:span></text:p>
            <text:p><text:span text:style-name="T12">end progr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layer="layout" svg:width="11.97cm" svg:height="0.962cm" svg:x="9.035cm" svg:y="1.96cm">
          <draw:text-box>
            <text:p>Control structures: if / else if / else / endif</text:p>
          </draw:text-box>
        </draw:frame>
        <draw:frame draw:style-name="Code" draw:layer="layout" svg:width="11.424cm" svg:height="8.186cm" svg:x="0.981cm" svg:y="3.508cm">
          <draw:text-box>
            <text:p><text:span text:style-name="T12">program</text:span><text:span text:style-name="T13"> IfExample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14">integer</text:span><text:span text:style-name="T13"> :: age</text:span></text:p>
            <text:p><text:span text:style-name="T13"/></text:p>
            <text:p><text:span text:style-name="T13"><text:s text:c="5"/></text:span><text:span text:style-name="T13">age </text:span><text:span text:style-name="T12">=</text:span><text:span text:style-name="T13"> </text:span><text:span text:style-name="T19">5</text:span></text:p>
            <text:p><text:span text:style-name="T13"><text:tab/></text:span><text:span text:style-name="T12">if</text:span><text:span text:style-name="T13"> (age </text:span><text:span text:style-name="T12">&lt;</text:span><text:span text:style-name="T13"> 0) </text:span><text:span text:style-name="T12">then</text:span></text:p>
            <text:p><text:span text:style-name="T13"><text:tab/></text:span><text:span text:style-name="T13"> <text:s text:c="4"/></text:span><text:span text:style-name="T12">write</text:span><text:span text:style-name="T13"> (</text:span><text:span text:style-name="T12">*</text:span><text:span text:style-name="T13">,</text:span><text:span text:style-name="T25">*</text:span><text:span text:style-name="T13">) </text:span><text:span text:style-name="T19">”unborn”</text:span></text:p>
            <text:p><text:span text:style-name="T13"><text:tab/></text:span><text:span text:style-name="T12">else if</text:span><text:span text:style-name="T13"> (age </text:span><text:span text:style-name="T12">&gt;=</text:span><text:span text:style-name="T13"> 0 </text:span><text:span text:style-name="T12">.and.</text:span><text:span text:style-name="T13"> age </text:span><text:span text:style-name="T12">&lt;</text:span><text:span text:style-name="T13"> 18) </text:span><text:span text:style-name="T12">then</text:span></text:p>
            <text:p><text:span text:style-name="T13"><text:tab/></text:span><text:span text:style-name="T29"> <text:s text:c="4"/></text:span><text:span text:style-name="T30">write</text:span><text:span text:style-name="T29"> (</text:span><text:span text:style-name="T31">*</text:span><text:span text:style-name="T29">,</text:span><text:span text:style-name="T30">*</text:span><text:span text:style-name="T29">) </text:span><text:span text:style-name="T32">“minor”</text:span></text:p>
            <text:p><text:span text:style-name="T16"><text:tab/></text:span><text:span text:style-name="T33">else</text:span></text:p>
            <text:p><text:span text:style-name="T34"><text:tab/></text:span><text:span text:style-name="T34"> <text:s text:c="4"/></text:span><text:span text:style-name="T35">write</text:span><text:span text:style-name="T34"> (</text:span><text:span text:style-name="T33">*</text:span><text:span text:style-name="T34">,</text:span><text:span text:style-name="T35">*</text:span><text:span text:style-name="T34">) </text:span><text:span text:style-name="T36">“adult”</text:span></text:p>
            <text:p><text:span text:style-name="T34"><text:tab/></text:span><text:span text:style-name="T33">endif</text:span></text:p>
            <text:p><text:span text:style-name="T34"><text:tab/></text:span><text:span text:style-name="T34"><text:tab/></text:span></text:p>
            <text:p><text:span text:style-name="T12">end program</text:span></text:p>
          </draw:text-box>
        </draw:frame>
        <draw:frame draw:style-name="gr1" draw:layer="layout" svg:width="9.045cm" svg:height="1.673cm" svg:x="13.914cm" svg:y="3.613cm">
          <draw:text-box>
            <text:p>Evaluates a <text:span text:style-name="T37">logical</text:span> expression</text:p>
            <text:p>If true, the block is executed.</text:p>
          </draw:text-box>
        </draw:frame>
        <draw:frame draw:style-name="gr1" draw:layer="layout" svg:width="13.033cm" svg:height="1.673cm" svg:x="13.914cm" svg:y="6.234cm">
          <draw:text-box>
            <text:p>Only the first satisfied condition is executed. </text:p>
            <text:p>Additional ones are not.</text:p>
          </draw:text-box>
        </draw:frame>
        <draw:frame draw:style-name="gr1" draw:layer="layout" svg:width="11.835cm" svg:height="1.673cm" svg:x="14.061cm" svg:y="8.708cm">
          <draw:text-box>
            <text:p>If all expressions are false, and and else</text:p>
            <text:p>section is present, it is executed.</text:p>
          </draw:text-box>
        </draw:frame>
        <draw:frame draw:style-name="gr1" draw:text-style-name="P7" draw:layer="layout" svg:width="7.457cm" svg:height="0.962cm" svg:x="10.602cm" svg:y="14.797cm">
          <draw:text-box>
            <text:p text:style-name="P7"><text:span text:style-name="T10">Boolean logic operations</text:span></text:p>
          </draw:text-box>
        </draw:frame>
        <draw:frame draw:style-name="standard" draw:layer="layout" svg:width="5.064cm" svg:height="2.936cm" svg:x="4.552cm" svg:y="16.1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8"><text:span text:style-name="T38">.and.</text:span></text:p>
              </table:table-cell>
              <table:table-cell table:style-name="ce2">
                <text:p text:style-name="P9"><text:span text:style-name="T7">T</text:span></text:p>
              </table:table-cell>
              <table:table-cell table:style-name="ce3">
                <text:p text:style-name="P2"><text:span text:style-name="T39">F</text:span></text:p>
              </table:table-cell>
            </table:table-row>
            <table:table-row table:style-name="ro1">
              <table:table-cell table:style-name="ce4">
                <text:p text:style-name="P9"><text:span text:style-name="T7">T</text:span></text:p>
              </table:table-cell>
              <table:table-cell table:style-name="ce5">
                <text:p text:style-name="P2"><text:span text:style-name="T40">T</text:span></text:p>
              </table:table-cell>
              <table:table-cell table:style-name="ce6">
                <text:p text:style-name="P2"><text:span text:style-name="T39">F</text:span></text:p>
              </table:table-cell>
            </table:table-row>
            <table:table-row table:style-name="ro1">
              <table:table-cell table:style-name="ce7">
                <text:p text:style-name="P2"><text:span text:style-name="T39">F</text:span></text:p>
              </table:table-cell>
              <table:table-cell table:style-name="ce8">
                <text:p text:style-name="P2"><text:span text:style-name="T39">F</text:span></text:p>
              </table:table-cell>
              <table:table-cell table:style-name="ce9">
                <text:p text:style-name="P2"><text:span text:style-name="T39">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064cm" svg:height="2.936cm" svg:x="11.552cm" svg:y="16.1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0">
                <text:p text:style-name="P8"><text:span text:style-name="T38">.or.</text:span></text:p>
              </table:table-cell>
              <table:table-cell table:style-name="ce11">
                <text:p text:style-name="P10"><text:span text:style-name="T7">T</text:span></text:p>
              </table:table-cell>
              <table:table-cell table:style-name="ce12">
                <text:p text:style-name="P11"><text:span text:style-name="T41">F</text:span></text:p>
              </table:table-cell>
            </table:table-row>
            <table:table-row table:style-name="ro1">
              <table:table-cell table:style-name="ce13">
                <text:p text:style-name="P10"><text:span text:style-name="T7">T</text:span></text:p>
              </table:table-cell>
              <table:table-cell table:style-name="ce11">
                <text:p text:style-name="P10"><text:span text:style-name="T7">T</text:span></text:p>
              </table:table-cell>
              <table:table-cell table:style-name="ce14">
                <text:p text:style-name="P10"><text:span text:style-name="T7">T</text:span></text:p>
              </table:table-cell>
            </table:table-row>
            <table:table-row table:style-name="ro1">
              <table:table-cell table:style-name="ce15">
                <text:p text:style-name="P2"><text:span text:style-name="T39">F</text:span></text:p>
              </table:table-cell>
              <table:table-cell table:style-name="ce16">
                <text:p text:style-name="P10"><text:span text:style-name="T7">T</text:span></text:p>
              </table:table-cell>
              <table:table-cell table:style-name="ce17">
                <text:p text:style-name="P2"><text:span text:style-name="T39">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883cm" svg:height="1.929cm" svg:x="18.988cm" svg:y="16.16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>
              <table:table-cell table:style-name="ce18">
                <text:p text:style-name="P12"><text:span text:style-name="T38">.not.</text:span></text:p>
              </table:table-cell>
              <table:table-cell table:style-name="ce19">
                <text:p text:style-name="P13"><text:span text:style-name="T7">T</text:span></text:p>
              </table:table-cell>
              <table:table-cell table:style-name="ce20">
                <text:p text:style-name="P2"><text:span text:style-name="T39">F</text:span></text:p>
              </table:table-cell>
            </table:table-row>
            <table:table-row table:style-name="ro2">
              <table:table-cell table:style-name="ce21"/>
              <table:table-cell table:style-name="ce22">
                <text:p text:style-name="P2"><text:span text:style-name="T39">F</text:span></text:p>
              </table:table-cell>
              <table:table-cell table:style-name="ce23">
                <text:p text:style-name="P2"><text:span text:style-name="T42">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9.007cm" svg:height="1.432cm" svg:x="10.215cm" svg:y="11.388cm">
          <draw:text-box>
            <text:p text:style-name="P2"><text:span text:style-name="T10">int/real comparison operations</text:span></text:p>
            <text:p text:style-name="P2"><text:span text:style-name="T13">(evaluate to logical)</text:span></text:p>
          </draw:text-box>
        </draw:frame>
        <draw:frame draw:style-name="gr1" draw:layer="layout" svg:width="3.148cm" svg:height="0.962cm" svg:x="5.005cm" svg:y="12.889cm">
          <draw:text-box>
            <text:p><text:span text:style-name="T6">==</text:span> <text:s/>equal</text:p>
          </draw:text-box>
        </draw:frame>
        <draw:frame draw:style-name="gr6" draw:layer="layout" svg:width="4.189cm" svg:height="0.988cm" svg:x="5.101cm" svg:y="13.562cm">
          <draw:text-box>
            <text:p><text:span text:style-name="T6">/=</text:span> <text:s text:c="2"/>not equal</text:p>
          </draw:text-box>
        </draw:frame>
        <draw:frame draw:style-name="gr1" draw:layer="layout" svg:width="4.156cm" svg:height="0.962cm" svg:x="11.028cm" svg:y="12.893cm">
          <draw:text-box>
            <text:p><text:span text:style-name="T6">&lt;</text:span> <text:s/>lower than</text:p>
          </draw:text-box>
        </draw:frame>
        <draw:frame draw:style-name="gr1" draw:layer="layout" svg:width="4.651cm" svg:height="0.962cm" svg:x="11.041cm" svg:y="13.567cm">
          <draw:text-box>
            <text:p><text:span text:style-name="T6">&gt;</text:span> <text:s/>greater than</text:p>
          </draw:text-box>
        </draw:frame>
        <draw:frame draw:style-name="gr1" draw:layer="layout" svg:width="6.996cm" svg:height="0.962cm" svg:x="17.028cm" svg:y="12.893cm">
          <draw:text-box>
            <text:p><text:span text:style-name="T6">&lt;=</text:span> <text:s/>lower or equal than</text:p>
          </draw:text-box>
        </draw:frame>
        <draw:frame draw:style-name="gr1" draw:layer="layout" svg:width="7.491cm" svg:height="0.962cm" svg:x="17.041cm" svg:y="13.567cm">
          <draw:text-box>
            <text:p><text:span text:style-name="T6">&gt;=</text:span> <text:s/>greater or equal tha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Code" draw:layer="layout" svg:width="8.88cm" svg:height="6.07cm" svg:x="2.219cm" svg:y="3.085cm">
          <draw:text-box>
            <text:p><text:span text:style-name="T12">program</text:span><text:span text:style-name="T13"> DoExample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14">integer</text:span><text:span text:style-name="T13"> :: loopVar</text:span></text:p>
            <text:p><text:span text:style-name="T13"/></text:p>
            <text:p><text:span text:style-name="T13"><text:s text:c="5"/></text:span><text:span text:style-name="T12">do</text:span><text:span text:style-name="T13"> loopVar = 1, 10</text:span></text:p>
            <text:p><text:span text:style-name="T13"><text:tab/></text:span><text:span text:style-name="T13"><text:tab/></text:span><text:span text:style-name="T30">if</text:span><text:span text:style-name="T29"> (loopVar == 3) </text:span><text:span text:style-name="T31">cycle</text:span></text:p>
            <text:p><text:span text:style-name="T16"><text:tab/></text:span><text:span text:style-name="T16"><text:tab/></text:span><text:span text:style-name="T33">if</text:span><text:span text:style-name="T43"> (loopVar == 5) </text:span><text:span text:style-name="T44">exit</text:span></text:p>
            <text:p><text:span text:style-name="T16"><text:tab/></text:span><text:span text:style-name="T34"> <text:s text:c="4"/></text:span><text:span text:style-name="T35">write</text:span><text:span text:style-name="T34"> (</text:span><text:span text:style-name="T33">*</text:span><text:span text:style-name="T34">,</text:span><text:span text:style-name="T35">*</text:span><text:span text:style-name="T34">) loopVar</text:span></text:p>
            <text:p><text:span text:style-name="T34"><text:tab/></text:span><text:span text:style-name="T33">enddo</text:span></text:p>
            <text:p><text:span text:style-name="T12">end program</text:span></text:p>
          </draw:text-box>
        </draw:frame>
        <draw:frame draw:style-name="gr1" draw:layer="layout" svg:width="5.764cm" svg:height="0.962cm" svg:x="11.335cm" svg:y="1.76cm">
          <draw:text-box>
            <text:p>Looping: do/enddo</text:p>
          </draw:text-box>
        </draw:frame>
        <draw:frame draw:style-name="gr1" draw:text-style-name="P14" draw:layer="layout" svg:width="15.741cm" svg:height="3.406cm" svg:x="11.785cm" svg:y="3.5cm">
          <draw:text-box>
            <text:list text:style-name="L1">
              <text:list-item>
                <text:p text:style-name="P14"><text:span text:style-name="T45">Repeats the block a given number of times</text:span></text:p>
              </text:list-item>
              <text:list-item>
                <text:p text:style-name="P14"><text:span text:style-name="T45">A variable (loop variable) stores the current value.</text:span></text:p>
              </text:list-item>
              <text:list-item>
                <text:p text:style-name="P14"><text:span text:style-name="T45">At every new repetition, the variable is incremented by one</text:span></text:p>
              </text:list-item>
              <text:list-item>
                <text:p text:style-name="P14"><text:span text:style-name="T45">Repetition stops when loopVar &gt; end limit </text:span><text:span text:style-name="T45"><text:line-break/></text:span><text:span text:style-name="T45">(for retrograde looping when loopVar &lt; end limit)</text:span></text:p>
              </text:list-item>
            </text:list>
          </draw:text-box>
        </draw:frame>
        <draw:frame draw:style-name="gr1" draw:layer="layout" svg:width="16.748cm" svg:height="1.673cm" svg:x="3.563cm" svg:y="9.828cm">
          <draw:text-box>
            <text:list text:style-name="L1">
              <text:list-item>
                <text:p>The loop variable must be an integer</text:p>
              </text:list-item>
              <text:list-item>
                <text:p>Increment can be different from 1 with a different syntax</text:p>
              </text:list-item>
            </text:list>
          </draw:text-box>
        </draw:frame>
        <draw:frame draw:style-name="gr7" draw:text-style-name="P15" draw:layer="layout" svg:width="5.832cm" svg:height="0.781cm" svg:x="5.424cm" svg:y="11.596cm">
          <draw:text-box>
            <text:p text:style-name="P15"><text:span text:style-name="T33">do</text:span><text:span text:style-name="T43"> loopVar = 1, 10, 2</text:span></text:p>
          </draw:text-box>
        </draw:frame>
        <draw:frame draw:style-name="gr7" draw:text-style-name="P15" draw:layer="layout" svg:width="6.086cm" svg:height="0.781cm" svg:x="5.324cm" svg:y="13.597cm">
          <draw:text-box>
            <text:p text:style-name="P15"><text:span text:style-name="T33">do</text:span><text:span text:style-name="T43"> loopVar = 10, 1, -1</text:span></text:p>
          </draw:text-box>
        </draw:frame>
        <draw:frame draw:style-name="gr1" draw:layer="layout" svg:width="9.645cm" svg:height="0.962cm" svg:x="3.564cm" svg:y="12.529cm">
          <draw:text-box>
            <text:list text:style-name="L1">
              <text:list-item>
                <text:p>Retrograde looping is possible</text:p>
              </text:list-item>
            </text:list>
          </draw:text-box>
        </draw:frame>
        <draw:frame draw:style-name="gr1" draw:layer="layout" svg:width="13.722cm" svg:height="1.432cm" svg:x="3.638cm" svg:y="14.529cm">
          <draw:text-box>
            <text:list text:style-name="L1">
              <text:list-item>
                <text:p>You can't change the loopVar within the loop <text:line-break/><text:span text:style-name="T13">(really bad practice in any case)</text:span></text:p>
              </text:list-item>
            </text:list>
          </draw:text-box>
        </draw:frame>
        <draw:frame draw:style-name="gr1" draw:layer="layout" svg:width="16.651cm" svg:height="0.962cm" svg:x="3.638cm" svg:y="16.029cm">
          <draw:text-box>
            <text:list text:style-name="L1">
              <text:list-item>
                <text:p>Don't rely on the last value of the loop var after the lo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Code" draw:layer="layout" svg:width="8.88cm" svg:height="6.07cm" svg:x="2.219cm" svg:y="3.085cm">
          <draw:text-box>
            <text:p><text:span text:style-name="T12">program</text:span><text:span text:style-name="T13"> DoExample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14">integer</text:span><text:span text:style-name="T13"> :: loopVar</text:span></text:p>
            <text:p><text:span text:style-name="T13"/></text:p>
            <text:p><text:span text:style-name="T13"><text:s text:c="5"/></text:span><text:span text:style-name="T12">do</text:span><text:span text:style-name="T13"> loopVar = 1, 10</text:span></text:p>
            <text:p><text:span text:style-name="T13"><text:tab/></text:span><text:span text:style-name="T13"><text:tab/></text:span><text:span text:style-name="T30">if</text:span><text:span text:style-name="T29"> (loopVar == 3) </text:span><text:span text:style-name="T31">cycle</text:span></text:p>
            <text:p><text:span text:style-name="T16"><text:tab/></text:span><text:span text:style-name="T16"><text:tab/></text:span><text:span text:style-name="T33">if</text:span><text:span text:style-name="T43"> (loopVar == 5) </text:span><text:span text:style-name="T44">exit</text:span></text:p>
            <text:p><text:span text:style-name="T16"><text:tab/></text:span><text:span text:style-name="T34"> <text:s text:c="4"/></text:span><text:span text:style-name="T35">write</text:span><text:span text:style-name="T34"> (</text:span><text:span text:style-name="T33">*</text:span><text:span text:style-name="T34">,</text:span><text:span text:style-name="T35">*</text:span><text:span text:style-name="T34">) loopVar</text:span></text:p>
            <text:p><text:span text:style-name="T34"><text:tab/></text:span><text:span text:style-name="T33">enddo</text:span></text:p>
            <text:p><text:span text:style-name="T12">end program</text:span></text:p>
          </draw:text-box>
        </draw:frame>
        <draw:frame draw:style-name="gr1" draw:layer="layout" svg:width="5.764cm" svg:height="0.962cm" svg:x="11.335cm" svg:y="1.76cm">
          <draw:text-box>
            <text:p>Looping: do/enddo</text:p>
          </draw:text-box>
        </draw:frame>
        <draw:frame draw:style-name="gr1" draw:layer="layout" svg:width="9.68cm" svg:height="2.384cm" svg:x="12.595cm" svg:y="3.538cm">
          <draw:text-box>
            <text:p><text:span text:style-name="T1">cycle</text:span></text:p>
            <text:p><text:span text:style-name="T1"><text:tab/></text:span>suspend the current loop.</text:p>
            <text:p><text:tab/>start immediately a new one</text:p>
          </draw:text-box>
        </draw:frame>
        <draw:frame draw:style-name="gr1" draw:layer="layout" svg:width="14.548cm" svg:height="2.384cm" svg:x="12.595cm" svg:y="5.922cm">
          <draw:text-box>
            <text:p><text:span text:style-name="T1">exit</text:span> <text:line-break/><text:tab/>suspend the current loop.</text:p>
            <text:p><text:tab/>leave the loop block (resume after the enddo)</text:p>
          </draw:text-box>
        </draw:frame>
        <draw:frame draw:style-name="gr1" draw:layer="layout" svg:width="18.82cm" svg:height="0.962cm" svg:x="4.547cm" svg:y="15.534cm">
          <draw:text-box>
            <text:p>If you know another language, Fortran “do” is equivalent to a “for”</text:p>
          </draw:text-box>
        </draw:frame>
        <draw:frame draw:style-name="gr1" draw:layer="layout" svg:width="7.385cm" svg:height="3.095cm" svg:x="11.08cm" svg:y="16.723cm">
          <draw:text-box>
            <text:p>Fortran<text:tab/>: C/C++/Python</text:p>
            <text:p>do <text:tab/><text:tab/>: for</text:p>
            <text:p>exit <text:tab/><text:tab/>: break</text:p>
            <text:p>cycle <text:tab/>: continue</text:p>
          </draw:text-box>
        </draw:frame>
        <draw:frame draw:style-name="gr1" draw:layer="layout" svg:width="4.596cm" svg:height="1.673cm" svg:x="11.862cm" svg:y="9.612cm">
          <draw:text-box>
            <text:p>Infinite looping</text:p>
            <text:p/>
          </draw:text-box>
        </draw:frame>
        <draw:frame draw:style-name="Code" draw:layer="layout" svg:width="11.674cm" svg:height="3.954cm" svg:x="2.236cm" svg:y="10.903cm">
          <draw:text-box>
            <text:p><text:span text:style-name="T12">program</text:span><text:span text:style-name="T13"> DoExample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s text:c="5"/></text:span><text:span text:style-name="T12">do</text:span></text:p>
            <text:p><text:span text:style-name="T46"><text:tab/></text:span><text:span text:style-name="T46"><text:tab/></text:span><text:span text:style-name="T35">write</text:span><text:span text:style-name="T34"> (</text:span><text:span text:style-name="T33">*</text:span><text:span text:style-name="T34">,</text:span><text:span text:style-name="T35">*</text:span><text:span text:style-name="T34">) “All work and no play”</text:span></text:p>
            <text:p><text:span text:style-name="T34"><text:tab/></text:span><text:span text:style-name="T33">enddo</text:span></text:p>
            <text:p><text:span text:style-name="T12">end program</text:span></text:p>
          </draw:text-box>
        </draw:frame>
        <draw:frame draw:style-name="gr1" draw:layer="layout" svg:width="6.501cm" svg:height="0.962cm" svg:x="15.861cm" svg:y="11.285cm">
          <draw:text-box>
            <text:p>Use exit to interrupt i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layer="layout" svg:width="3.783cm" svg:height="0.962cm" svg:x="12.635cm" svg:y="1.76cm">
          <draw:text-box>
            <text:p>Select case</text:p>
          </draw:text-box>
        </draw:frame>
        <draw:frame draw:style-name="gr8" draw:text-style-name="P14" draw:layer="layout" svg:width="10.074cm" svg:height="7.192cm" svg:x="15.575cm" svg:y="6.259cm">
          <draw:text-box>
            <text:list text:style-name="L1">
              <text:list-item>
                <text:p text:style-name="P14"><text:span text:style-name="T45">A single variable is compared</text:span><text:span text:style-name="T45"><text:line-break/></text:span><text:span text:style-name="T45">against a set of possible values.</text:span></text:p>
              </text:list-item>
            </text:list>
            <text:p text:style-name="P14"><text:span text:style-name="T45"/></text:p>
            <text:list text:continue-numbering="true" text:style-name="L1">
              <text:list-item>
                <text:p text:style-name="P14"><text:span text:style-name="T45">The block associated to the matching value is executed.</text:span></text:p>
              </text:list-item>
            </text:list>
            <text:p text:style-name="P14"><text:span text:style-name="T45"/></text:p>
            <text:list text:continue-numbering="true" text:style-name="L1">
              <text:list-item>
                <text:p text:style-name="P16"><text:span text:style-name="T45">Can always be replaced with an if/else if/else/endif</text:span></text:p>
                <text:p text:style-name="P16"><text:span text:style-name="T45"/></text:p>
              </text:list-item>
              <text:list-item>
                <text:p text:style-name="P16"><text:span text:style-name="T45">Generally used for convey a choice</text:span><text:span text:style-name="T45"><text:line-break/></text:span><text:span text:style-name="T45">out of possible options</text:span></text:p>
              </text:list-item>
            </text:list>
          </draw:text-box>
        </draw:frame>
        <draw:frame draw:style-name="gr9" draw:layer="layout" svg:width="11.928cm" svg:height="9.773cm" svg:x="1.819cm" svg:y="4.285cm">
          <draw:text-box>
            <text:p><text:span text:style-name="T12">program</text:span><text:span text:style-name="T13"> SelectExample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14">integer </text:span><text:span text:style-name="T13">:: numGuests</text:span></text:p>
            <text:p><text:span text:style-name="T13"/></text:p>
            <text:p><text:span text:style-name="T13"><text:tab/></text:span><text:span text:style-name="T13">numGuests </text:span><text:span text:style-name="T12">=</text:span><text:span text:style-name="T13"> </text:span><text:span text:style-name="T19">0</text:span></text:p>
            <text:p><text:span text:style-name="T13"><text:s text:c="5"/></text:span><text:span text:style-name="T12">select case</text:span><text:span text:style-name="T13"> (numGuests)</text:span></text:p>
            <text:p><text:span text:style-name="T13"><text:tab/></text:span><text:span text:style-name="T13"><text:tab/></text:span><text:span text:style-name="T47">case</text:span><text:span text:style-name="T48"> (</text:span><text:span text:style-name="T49">0</text:span><text:span text:style-name="T48">)</text:span></text:p>
            <text:p><text:span text:style-name="T48"><text:tab/></text:span><text:span text:style-name="T48"><text:tab/></text:span><text:span text:style-name="T48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</text:span><text:span text:style-name="T52">open canned food”</text:span></text:p>
            <text:p><text:span text:style-name="T16"><text:tab/></text:span><text:span text:style-name="T48"><text:tab/></text:span><text:span text:style-name="T47">case</text:span><text:span text:style-name="T48"> (</text:span><text:span text:style-name="T49">1</text:span><text:span text:style-name="T48">)</text:span></text:p>
            <text:p><text:span text:style-name="T48"><text:tab/></text:span><text:span text:style-name="T48"><text:tab/></text:span><text:span text:style-name="T48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prepare meal</text:span><text:span text:style-name="T52">”</text:span></text:p>
            <text:p><text:span text:style-name="T16"><text:tab/></text:span><text:span text:style-name="T16"><text:tab/></text:span><text:span text:style-name="T16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light candle</text:span><text:span text:style-name="T53">”</text:span></text:p>
            <text:p><text:span text:style-name="T16"><text:tab/></text:span><text:span text:style-name="T48"><text:tab/></text:span><text:span text:style-name="T47">case</text:span><text:span text:style-name="T48"> (</text:span><text:span text:style-name="T49">2</text:span><text:span text:style-name="T48">)</text:span></text:p>
            <text:p><text:span text:style-name="T54"><text:tab/></text:span><text:span text:style-name="T54"><text:tab/></text:span><text:span text:style-name="T54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prepare big meal</text:span><text:span text:style-name="T52">”</text:span></text:p>
            <text:p><text:span text:style-name="T48"><text:tab/></text:span><text:span text:style-name="T48"><text:tab/></text:span><text:span text:style-name="T47">case default</text:span></text:p>
            <text:p><text:span text:style-name="T55"><text:tab/></text:span><text:span text:style-name="T55"><text:tab/></text:span><text:span text:style-name="T55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call pizza”</text:span></text:p>
            <text:p><text:span text:style-name="T34"><text:tab/></text:span><text:span text:style-name="T33">end select</text:span></text:p>
            <text:p><text:span text:style-name="T12">end progra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9" draw:layer="layout" svg:width="23.608cm" svg:height="12.947cm" svg:x="1.819cm" svg:y="4.286cm">
          <draw:text-box>
            <text:p><text:span text:style-name="T12">program</text:span><text:span text:style-name="T13"> SelectExample</text:span></text:p>
            <text:p><text:span text:style-name="T13"><text:tab/></text:span><text:span text:style-name="T14">implicit none</text:span></text:p>
            <text:p><text:span text:style-name="T13"/></text:p>
            <text:p><text:span text:style-name="T13"><text:tab/></text:span><text:span text:style-name="T56">integer, parameter </text:span><text:span text:style-name="T29">:: ACCOUNT_TYPE_BASIC = 1</text:span></text:p>
            <text:p><text:span text:style-name="T29"><text:tab/></text:span><text:span text:style-name="T57">integer, parameter </text:span><text:span text:style-name="T29">:: ACCOUNT_TYPE_PRO = 2 </text:span></text:p>
            <text:p><text:span text:style-name="T29"><text:tab/></text:span><text:span text:style-name="T57">integer, parameter </text:span><text:span text:style-name="T29">:: ACCOUNT_TYPE_COMMERCIAL = 3</text:span></text:p>
            <text:p><text:span text:style-name="T29"><text:tab/></text:span><text:span text:style-name="T57">integer, parameter </text:span><text:span text:style-name="T29">:: ACCOUNT_TYPE_TEST = 4</text:span></text:p>
            <text:p><text:span text:style-name="T13"/></text:p>
            <text:p><text:span text:style-name="T29"><text:tab/></text:span><text:span text:style-name="T58">integer</text:span><text:span text:style-name="T29"> :: accountType</text:span></text:p>
            <text:p><text:span text:style-name="T13"><text:tab/></text:span><text:span text:style-name="T13">accountType </text:span><text:span text:style-name="T59">=</text:span><text:span text:style-name="T13"> GetAccountType(id=23)</text:span></text:p>
            <text:p><text:span text:style-name="T13"/></text:p>
            <text:p><text:span text:style-name="T13"><text:s text:c="5"/></text:span><text:span text:style-name="T12">select case</text:span><text:span text:style-name="T13"> (accountType)</text:span></text:p>
            <text:p><text:span text:style-name="T13"><text:tab/></text:span><text:span text:style-name="T13"><text:tab/></text:span><text:span text:style-name="T47">case</text:span><text:span text:style-name="T48"> (ACCOUNT_TYPE_BASIC)</text:span></text:p>
            <text:p><text:span text:style-name="T48"><text:tab/></text:span><text:span text:style-name="T48"><text:tab/></text:span><text:span text:style-name="T48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Hi</text:span><text:span text:style-name="T52">”</text:span></text:p>
            <text:p><text:span text:style-name="T16"><text:tab/></text:span><text:span text:style-name="T48"><text:tab/></text:span><text:span text:style-name="T47">case</text:span><text:span text:style-name="T48"> (ACCOUNT_TYPE_PRO)</text:span></text:p>
            <text:p><text:span text:style-name="T48"><text:tab/></text:span><text:span text:style-name="T48"><text:tab/></text:span><text:span text:style-name="T48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Good morning</text:span><text:span text:style-name="T52">”</text:span></text:p>
            <text:p><text:span text:style-name="T48"><text:tab/></text:span><text:span text:style-name="T48"><text:tab/></text:span><text:span text:style-name="T33">case</text:span><text:span text:style-name="T60"> (ACCOUNT_TYPE_COMMERCIAL)</text:span></text:p>
            <text:p><text:span text:style-name="T48"><text:tab/></text:span><text:span text:style-name="T48"><text:tab/></text:span><text:span text:style-name="T48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Welcome to our service. We are proud to have you as our client</text:span><text:span text:style-name="T52">”</text:span></text:p>
            <text:p><text:span text:style-name="T48"><text:tab/></text:span><text:span text:style-name="T48"><text:tab/></text:span><text:span text:style-name="T33">case</text:span><text:span text:style-name="T60"> (ACCOUNT_TYPE_COMMERCIAL)</text:span></text:p>
            <text:p><text:span text:style-name="T48"><text:tab/></text:span><text:span text:style-name="T48"><text:tab/></text:span><text:span text:style-name="T48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Testing account. All features disabled</text:span><text:span text:style-name="T52">”</text:span></text:p>
            <text:p><text:span text:style-name="T48"><text:tab/></text:span><text:span text:style-name="T48"><text:tab/></text:span><text:span text:style-name="T47">case default</text:span></text:p>
            <text:p><text:span text:style-name="T55"><text:tab/></text:span><text:span text:style-name="T55"><text:tab/></text:span><text:span text:style-name="T55"><text:tab/></text:span><text:span text:style-name="T35">write </text:span><text:span text:style-name="T50">(</text:span><text:span text:style-name="T35">*</text:span><text:span text:style-name="T50">,</text:span><text:span text:style-name="T35">*</text:span><text:span text:style-name="T50">) </text:span><text:span text:style-name="T51">“Unrecognized account type. Call the emergency team.”</text:span></text:p>
            <text:p><text:span text:style-name="T34"><text:tab/></text:span><text:span text:style-name="T33">end select</text:span></text:p>
            <text:p><text:span text:style-name="T12">end program</text:span></text:p>
          </draw:text-box>
        </draw:frame>
        <draw:frame draw:style-name="gr1" draw:layer="layout" svg:width="3.783cm" svg:height="1.673cm" svg:x="12.636cm" svg:y="1.76cm">
          <draw:text-box>
            <text:p>Select case</text:p>
            <text:p>Typical us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Monaco" style:font-family-generic="modern" style:font-pitch="fixed" fo:font-size="1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4pt" style:language-asian="zh" style:country-asian="CN" style:font-style-asian="normal" style:font-weight-asian="normal" style:font-family-complex="'Arial Unicode M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24pt" style:font-size-asian="24pt" style:font-size-complex="24pt"/>
    </style:style>
    <style:style style:name="MT1" style:family="text">
      <style:text-properties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draw:style-name="Mgr3" draw:layer="backgroundobjects" svg:width="6.42cm" svg:height="0.962cm" svg:x="20.408cm" svg:y="19.382cm">
        <draw:text-box>
          <text:p>Stefano Borini - 2011</text:p>
        </draw:text-box>
      </draw:frame>
      <draw:frame draw:style-name="Mgr3" draw:text-style-name="MP4" draw:layer="backgroundobjects" svg:width="9.202cm" svg:height="1.195cm" svg:x="10.026cm" svg:y="0.513cm">
        <draw:text-box>
          <text:p text:style-name="MP4"><text:span text:style-name="MT1">Quick Fortran round up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7T17:12:00</meta:creation-date>
    <meta:editing-duration>PT6H30M47S</meta:editing-duration>
    <meta:editing-cycles>17</meta:editing-cycles>
    <dc:date>2011-12-08T16:58:17</dc:date>
    <meta:generator>LibreOffice/3.4$Unix LibreOffice_project/340m1$Build-402</meta:generator>
    <meta:document-statistic meta:object-count="127"/>
  </office:meta>
</office:document-meta>
</file>